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float" office:value="20200930" calcext:value-type="float">
            <text:p>20200930</text:p>
          </table:table-cell>
          <table:table-cell office:value-type="float" office:value="20201004" calcext:value-type="float">
            <text:p>20201004</text:p>
          </table:table-cell>
          <table:table-cell office:value-type="float" office:value="20201006" calcext:value-type="float">
            <text:p>20201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2:.G2])*[.B2]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C3:.G3])*[.B3]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C4:.G4])*[.B4]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5:.G5])*[.B5]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C6:.G6])*[.B6]" office:value-type="float" office:value="0.12" calcext:value-type="float">
            <text:p>0.12</text:p>
          </table:table-cell>
        </table:table-row>
      </table:table>
      <table:table table:name="202010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3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B1]*[.C1]" office:value-type="float" office:value="7500" calcext:value-type="float">
            <text:p>7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3]*[.C3]" office:value-type="float" office:value="390" calcext:value-type="float">
            <text:p>3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3" table:formula="of:=[.B4]*[.C4]" office:value-type="float" office:value="1950" calcext:value-type="float">
            <text:p>19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3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3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B1]*[.C1]" office:value-type="float" office:value="3500" calcext:value-type="float">
            <text:p>3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5]*[.C5]" office:value-type="float" office:value="10800" calcext:value-type="float">
            <text:p>10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3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B1]*[.C1]" office:value-type="float" office:value="14000" calcext:value-type="float">
            <text:p>1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]*[.C1]" office:value-type="float" office:value="9000" calcext:value-type="float">
            <text:p>9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0" calcext:value-type="float">
            <text:p>8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3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B1]*[.C1]" office:value-type="float" office:value="7000" calcext:value-type="float">
            <text:p>7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3" table:formula="of:=[.B2]*[.C2]" office:value-type="float" office:value="15000" calcext:value-type="float">
            <text:p>15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2]*[.C2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3" table:formula="of:=[.B3]*[.C3]" office:value-type="float" office:value="10500" calcext:value-type="float">
            <text:p>10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4]*[.C4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2]*[.C2]" office:value-type="float" office:value="9600" calcext:value-type="float">
            <text:p>9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5]*[.C5]" office:value-type="float" office:value="4000" calcext:value-type="float">
            <text:p>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灌木、小灌木、大灌木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3]*[.C3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ce3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3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9]*[.C29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09:56:22.370849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10-06T09:58:16.771271323</dc:date>
    <meta:editing-duration>PT19H51M44S</meta:editing-duration>
    <meta:editing-cycles>216</meta:editing-cycles>
    <meta:generator>LibreOffice/6.4.6.2$Linux_X86_64 LibreOffice_project/40$Build-2</meta:generator>
    <meta:document-statistic meta:table-count="132" meta:cell-count="4477" meta:object-count="0"/>
  </office:meta>
</office:document-meta>
</file>